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2fc341" style:family="table-column">
      <style:table-column-properties fo:break-before="auto" style:column-width="2.0075in"/>
    </style:style>
    <style:style style:name="co2" style:family="table-column">
      <style:table-column-properties fo:break-before="auto" style:column-width="0.889in"/>
    </style:style>
    <style:style style:name="afa04da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a1e1454" style:family="table-cell" style:parent-style-name="Default">
      <style:table-cell-properties style:text-align-source="fix" style:repeat-content="false"/>
      <style:paragraph-properties fo:text-align="center"/>
      <style:text-properties style:text-position="" fo:font-weight="bold" style:font-weight-asian="bold" style:font-weight-complex="bold"/>
    </style:style>
    <style:style style:name="a9832fd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aa40eca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>
        <table:table-column table:style-name="a2fc341" table:number-columns-repeated="5" table:default-cell-style-name="ce5"/>
        <table:table-column table:style-name="co2" table:default-cell-style-name="Default"/>
        <table:table-row table:style-name="afa04da">
          <table:table-cell table:style-name="ce4" office:value-type="string">
            <text:p>Pair Id</text:p>
          </table:table-cell>
          <table:table-cell table:style-name="ce4" office:value-type="string">
            <text:p>IC&lt;randoop&gt;</text:p>
          </table:table-cell>
          <table:table-cell table:style-name="ce4" office:value-type="string">
            <text:p>EIC&lt;randoop&gt;</text:p>
          </table:table-cell>
          <table:table-cell table:style-name="ce4" office:value-type="string">
            <text:p>IC&lt;evosuite&gt;</text:p>
          </table:table-cell>
          <table:table-cell table:style-name="ce4" office:value-type="string">
            <text:p>EIC&lt;evosuite&gt;</text:p>
          </table:table-cell>
          <table:table-cell table:style-name="ce4" office:value-type="string">
            <text:p>Expected ?</text:p>
          </table:table-cell>
        </table:table-row>
        <table:table-row table:style-name="afa04da">
          <table:table-cell office:value-type="string">
            <text:p>branch32.0</text:p>
          </table:table-cell>
          <table:table-cell table:number-columns-repeated="4" office:value-type="string">
            <text:p>Refinement</text:p>
          </table:table-cell>
          <table:table-cell/>
        </table:table-row>
        <table:table-row table:style-name="ro2">
          <table:table-cell office:value-type="string">
            <text:p>branch44.0</text:p>
          </table:table-cell>
          <table:table-cell office:value-type="string">
            <text:p>Refinement</text:p>
          </table:table-cell>
          <table:table-cell office:value-type="string">
            <text:p>Non-Refinement</text:p>
          </table:table-cell>
          <table:table-cell office:value-type="string">
            <text:p>Refinement</text:p>
          </table:table-cell>
          <table:table-cell office:value-type="string">
            <text:p>Non-Refinement</text:p>
          </table:table-cell>
          <table:table-cell/>
        </table:table-row>
        <table:table-row table:style-name="ro3">
          <table:table-cell office:value-type="string">
            <text:p>branch51.0</text:p>
          </table:table-cell>
          <table:table-cell office:value-type="string">
            <text:p>Non-Refinement</text:p>
          </table:table-cell>
          <table:table-cell office:value-type="string">
            <text:p>Refinement</text:p>
          </table:table-cell>
          <table:table-cell office:value-type="string">
            <text:p>Non-Refinement</text:p>
          </table:table-cell>
          <table:table-cell office:value-type="string">
            <text:p>Refinement</text:p>
          </table:table-cell>
          <table:table-cell table:style-name="ce5" office:value-type="string">
            <text:p>Refinement</text:p>
          </table:table-cell>
        </table:table-row>
        <table:table-row table:style-name="ro2">
          <table:table-cell office:value-type="string">
            <text:p>branch59.0</text:p>
          </table:table-cell>
          <table:table-cell table:number-columns-repeated="4" office:value-type="string">
            <text:p>Refinement</text:p>
          </table:table-cell>
          <table:table-cell/>
        </table:table-row>
        <table:table-row table:style-name="ro2">
          <table:table-cell office:value-type="string">
            <text:p>branch69.0</text:p>
          </table:table-cell>
          <table:table-cell table:number-columns-repeated="4" office:value-type="string">
            <text:p>Refinement</text:p>
          </table:table-cell>
          <table:table-cell/>
        </table:table-row>
        <table:table-row table:style-name="ro2">
          <table:table-cell office:value-type="string">
            <text:p>branch79.0</text:p>
          </table:table-cell>
          <table:table-cell table:number-columns-repeated="4" office:value-type="string">
            <text:p>Refinement</text:p>
          </table:table-cell>
          <table:table-cell/>
        </table:table-row>
      </table:table>
      <table:table>
        <table:table-column table:default-cell-style-name="a9832fd" table:style-name="a2fc341"/>
        <table:table-column table:default-cell-style-name="a9832fd" table:style-name="a2fc341"/>
        <table:table-column table:default-cell-style-name="a9832fd" table:style-name="a2fc341"/>
        <table:table-column table:default-cell-style-name="a9832fd" table:style-name="a2fc341"/>
        <table:table-column table:default-cell-style-name="a9832fd" table:style-name="a2fc341"/>
        <table:table-row table:style-name="afa04da">
          <table:table-cell office:string-value="Pair Id" office:value-type="string" table:style-name="a1e1454">
            <text:p>Pair Id</text:p>
          </table:table-cell>
          <table:table-cell office:string-value="IC&lt;randoop&gt;" office:value-type="string" table:style-name="a1e1454">
            <text:p>IC&lt;randoop&gt;</text:p>
          </table:table-cell>
          <table:table-cell office:string-value="EIC&lt;randoop&gt;" office:value-type="string" table:style-name="a1e1454">
            <text:p>EIC&lt;randoop&gt;</text:p>
          </table:table-cell>
          <table:table-cell office:string-value="IC&lt;evosuite&gt;" office:value-type="string" table:style-name="a1e1454">
            <text:p>IC&lt;evosuite&gt;</text:p>
          </table:table-cell>
          <table:table-cell office:string-value="EIC&lt;evosuite&gt;" office:value-type="string" table:style-name="a1e1454">
            <text:p>EIC&lt;evosuite&gt;</text:p>
          </table:table-cell>
        </table:table-row>
        <table:table-row table:style-name="afa04da">
          <table:table-cell office:string-value="branch32.0" office:value-type="string" table:style-name="aa40eca">
            <text:p>branch32.0</text:p>
          </table:table-cell>
          <table:table-cell office:string-value="155" office:value-type="string" table:style-name="aa40eca">
            <text:p>155</text:p>
          </table:table-cell>
          <table:table-cell office:string-value="287" office:value-type="string" table:style-name="aa40eca">
            <text:p>287</text:p>
          </table:table-cell>
          <table:table-cell office:string-value="496" office:value-type="string" table:style-name="aa40eca">
            <text:p>496</text:p>
          </table:table-cell>
          <table:table-cell office:string-value="592" office:value-type="string" table:style-name="aa40eca">
            <text:p>592</text:p>
          </table:table-cell>
        </table:table-row>
        <table:table-row table:style-name="">
          <table:table-cell office:string-value="branch44.0" office:value-type="string" table:style-name="">
            <text:p>branch44.0</text:p>
          </table:table-cell>
          <table:table-cell office:string-value="127" office:value-type="string" table:style-name="">
            <text:p>127</text:p>
          </table:table-cell>
          <table:table-cell office:string-value="127" office:value-type="string" table:style-name="">
            <text:p>127</text:p>
          </table:table-cell>
          <table:table-cell office:string-value="127" office:value-type="string" table:style-name="">
            <text:p>127</text:p>
          </table:table-cell>
          <table:table-cell office:string-value="127" office:value-type="string" table:style-name="">
            <text:p>127</text:p>
          </table:table-cell>
        </table:table-row>
        <table:table-row table:style-name="">
          <table:table-cell office:string-value="branch51.0" office:value-type="string" table:style-name="">
            <text:p>branch51.0</text:p>
          </table:table-cell>
          <table:table-cell office:string-value="121" office:value-type="string" table:style-name="">
            <text:p>121</text:p>
          </table:table-cell>
          <table:table-cell office:string-value="185" office:value-type="string" table:style-name="">
            <text:p>185</text:p>
          </table:table-cell>
          <table:table-cell office:string-value="148" office:value-type="string" table:style-name="">
            <text:p>148</text:p>
          </table:table-cell>
          <table:table-cell office:string-value="1057" office:value-type="string" table:style-name="">
            <text:p>1057</text:p>
          </table:table-cell>
        </table:table-row>
        <table:table-row table:style-name="">
          <table:table-cell office:string-value="branch59.0" office:value-type="string" table:style-name="">
            <text:p>branch59.0</text:p>
          </table:table-cell>
          <table:table-cell office:string-value="214" office:value-type="string" table:style-name="">
            <text:p>214</text:p>
          </table:table-cell>
          <table:table-cell office:string-value="271" office:value-type="string" table:style-name="">
            <text:p>271</text:p>
          </table:table-cell>
          <table:table-cell office:string-value="519" office:value-type="string" table:style-name="">
            <text:p>519</text:p>
          </table:table-cell>
          <table:table-cell office:string-value="419" office:value-type="string" table:style-name="">
            <text:p>419</text:p>
          </table:table-cell>
        </table:table-row>
        <table:table-row table:style-name="">
          <table:table-cell office:string-value="branch69.0" office:value-type="string" table:style-name="">
            <text:p>branch69.0</text:p>
          </table:table-cell>
          <table:table-cell office:string-value="195" office:value-type="string" table:style-name="">
            <text:p>195</text:p>
          </table:table-cell>
          <table:table-cell office:string-value="256" office:value-type="string" table:style-name="">
            <text:p>256</text:p>
          </table:table-cell>
          <table:table-cell office:string-value="347" office:value-type="string" table:style-name="">
            <text:p>347</text:p>
          </table:table-cell>
          <table:table-cell office:string-value="290" office:value-type="string" table:style-name="">
            <text:p>290</text:p>
          </table:table-cell>
        </table:table-row>
        <table:table-row table:style-name="">
          <table:table-cell office:string-value="branch79.0" office:value-type="string" table:style-name="">
            <text:p>branch79.0</text:p>
          </table:table-cell>
          <table:table-cell office:string-value="81" office:value-type="string" table:style-name="">
            <text:p>81</text:p>
          </table:table-cell>
          <table:table-cell office:string-value="213" office:value-type="string" table:style-name="">
            <text:p>213</text:p>
          </table:table-cell>
          <table:table-cell office:string-value="297" office:value-type="string" table:style-name="">
            <text:p>297</text:p>
          </table:table-cell>
          <table:table-cell office:string-value="364" office:value-type="string" table:style-name="">
            <text:p>3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08-07T14:33:38</dc:date>
    <dc:creator>Jefferson </dc:creator>
    <meta:editing-duration>P0D</meta:editing-duration>
    <meta:editing-cycles>1</meta:editing-cycles>
    <meta:document-statistic meta:table-count="2" meta:cell-count="72" meta:object-count="0"/>
    <meta:user-defined meta:name="Info 1"/>
    <meta:user-defined meta:name="Info 2"/>
    <meta:user-defined meta:name="Info 3"/>
    <meta:user-defined meta:name="Info 4"/>
  </office:meta>
</office:document-meta>
</file>